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Spectral" style:font-name-asian="Spectral1" style:font-name-complex="Spectral1"/>
    </style:style>
    <style:style style:name="P3" style:family="paragraph" style:parent-style-name="Standard">
      <style:paragraph-properties fo:margin-left="0.5in" fo:margin-right="0in" fo:text-align="justify" style:justify-single-word="false" fo:text-indent="0in" style:auto-text-indent="false"/>
    </style:style>
    <style:style style:name="P4" style:family="paragraph" style:parent-style-name="Standard">
      <style:paragraph-properties fo:margin-left="0.5in" fo:margin-right="0in" fo:text-align="justify" style:justify-single-word="false" fo:text-indent="0in" style:auto-text-indent="false"/>
      <style:text-properties style:font-name="Consolas" fo:font-size="9pt" style:font-name-asian="Consolas1" style:font-size-asian="9pt" style:font-name-complex="Consolas1" style:font-size-complex="9pt"/>
    </style:style>
    <style:style style:name="P5" style:family="paragraph" style:parent-style-name="Title" style:master-page-name="Standard">
      <style:paragraph-properties style:page-number="1"/>
    </style:style>
    <style:style style:name="T1" style:family="text">
      <style:text-properties style:font-name="Spectral" fo:font-weight="bold" style:font-name-asian="Spectral1" style:font-weight-asian="bold" style:font-name-complex="Spectral1"/>
    </style:style>
    <style:style style:name="T2" style:family="text">
      <style:text-properties style:font-name="Spectral" style:font-name-asian="Spectral1" style:font-name-complex="Spectral1"/>
    </style:style>
    <style:style style:name="T3" style:family="text">
      <style:text-properties fo:color="#1155cc" style:font-name="Spectral" style:text-underline-style="solid" style:text-underline-width="auto" style:text-underline-color="font-color" style:font-name-asian="Spectral1" style:font-name-complex="Spectral1"/>
    </style:style>
    <style:style style:name="T4" style:family="text">
      <style:text-properties fo:color="#1155cc" style:font-name="Consolas" style:text-underline-style="solid" style:text-underline-width="auto" style:text-underline-color="font-color" style:font-name-asian="Consolas1" style:font-name-complex="Consolas1"/>
    </style:style>
    <style:style style:name="T5" style:family="text">
      <style:text-properties style:font-name="Consolas" style:font-name-asian="Consolas1" style:font-name-complex="Consolas1"/>
    </style:style>
    <style:style style:name="T6" style:family="text">
      <style:text-properties style:font-name="Consolas" fo:font-size="9pt" style:font-name-asian="Consolas1" style:font-size-asian="9pt" style:font-name-complex="Consolas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b3b3ydcsb8zy"/><text:span text:style-name="T1">One-Dimensional Scrabble</text:span></text:p>
      <text:p text:style-name="Heading_20_1"><text:bookmark text:name="_4tqmtq7tw486"/><text:span text:style-name="T1">Rules of the game</text:span></text:p>
      <text:p text:style-name="P1"><text:a xlink:type="simple" xlink:href="https://en.wikipedia.org/wiki/Scrabble" text:style-name="ListLabel_20_1" text:visited-style-name="ListLabel_20_1"><text:span text:style-name="T3">Scrabble</text:span></text:a><text:span text:style-name="T2"> is a well known board game that people of all ages enjoy playing around the world both competitively and socially. Unfortunately, the full two-player game itself with all that branching string matching in two dimensions would be too complicated for the first programming course even in a restricted form, and the full combinatorics of possibilities probably make this game too difficult even for a senior-level course. However, by reducing this game </text:span><text:span text:style-name="T1">to a single dimension and turning it from a two player game to a one player puzzle</text:span><text:span text:style-name="T2"> so that this one player gets to make all the moves enables us to tackle this challenge into submission, armed with only the ideas and techniques that we have learned in this introductory programming course.</text:span></text:p>
      <text:p text:style-name="P2"/>
      <text:p text:style-name="P1"><text:span text:style-name="T2">One horizontal row of the Scrabble board is given as a Python string guaranteed to consist of characters </text:span><text:span text:style-name="T5">'-'</text:span><text:span text:style-name="T2"> used to denote blank spaces (minus signs are far easier to read and copy from console outputs than whitespace), and English lowercase letters </text:span><text:span text:style-name="T5">a-z</text:span><text:span text:style-name="T2"> so that the row does not yet contain two letters anywhere without at least one blank character between them. One example of such a row of length 30 might be </text:span><text:span text:style-name="T5">'--o----v---c---i--b-l--i-n-u-y-'</text:span><text:span text:style-name="T2">.</text:span></text:p>
      <text:p text:style-name="P2"/>
      <text:p text:style-name="P1"><text:span text:style-name="T2">Unlike in the actual Scrabble, you have an unlimited supply of every letter at your disposal. Your task is to replace any of the blanks in the row with letters of your choice to fill that row with words that maximize the overall score for the row. Unless you are lucky enough to find a word that fits the entire row, you still need to leave in some blanks between the words that you construct. Just like in Scrabble, </text:span><text:span text:style-name="T1">every maximal block of consecutive letter characters longer than one character must be some legal word</text:span><text:span text:style-name="T2"> found in our wordlist.</text:span></text:p>
      <text:p text:style-name="P2"/>
      <text:p text:style-name="P1"><text:span text:style-name="T2">One possible way to fill in the previous row might be </text:span><text:span text:style-name="T5">'-convolvulic-trilobal-signeury-'</text:span><text:span text:style-name="T2">. If our dictionary is limited to contain only words of maximum length of seven letters, one good legal way to fill in this row might be </text:span><text:span text:style-name="T5">'azoxy-everich-bisabol-bignou-y-'</text:span><text:span text:style-name="T2">... still coming up with all those "five-dollar words" that your instructor cannot remember ever seeing.</text:span></text:p>
      <text:p text:style-name="P2"/>
      <text:p text:style-name="P1"><text:span text:style-name="T2">The returned string is scored by adding up the individual scores for the words inside it. The score of each word is the sum of the Scrabble values of its letters. However, to make this problem more interesting so that you can't just scan for suitable positions to fill with short words made of mostly high-valued letters (such as </text:span><text:span text:style-name="T5">'zizz'</text:span><text:span text:style-name="T2"> or </text:span><text:span text:style-name="T5">'xyzzy'</text:span><text:span text:style-name="T2">), each word is additionally scored for its length, so that a word with length </text:span><text:span text:style-name="T5">k</text:span><text:span text:style-name="T2"> scores </text:span><text:span text:style-name="T5">k*k</text:span><text:span text:style-name="T2"> points for its length, making longer words significantly more valuable than short words. (A word made of thirty characters would therefore ring in a jackpot of 900 points!) However, of course you should try to maximize your total score by favouring words made of higher-valued letters when choosing from words of equal length that would all fit inside the pattern.</text:span></text:p>
      <text:p text:style-name="Heading_20_1"><text:bookmark text:name="_iybljtbxdsq"/><text:span text:style-name="T1">Tester script</text:span></text:p>
      <text:p text:style-name="P1"><text:span text:style-name="T2">The GitHub repository </text:span><text:a xlink:type="simple" xlink:href="https://github.com/ikokkari/ScrabbleRow" text:style-name="ListLabel_20_2" text:visited-style-name="ListLabel_20_2"><text:span text:style-name="T4">ikokkari/ScrabbleRow</text:span></text:a><text:span text:style-name="T2"> contains the automated tester script </text:span><text:a xlink:type="simple" xlink:href="https://github.com/ikokkari/ScrabbleRow/blob/master/scrabblerun.py" text:style-name="ListLabel_20_2" text:visited-style-name="ListLabel_20_2"><text:span text:style-name="T4">scrabblerun.py</text:span></text:a><text:span text:style-name="T2"> used to automatically evaluate your submission, along with the wordlist file </text:span><text:a xlink:type="simple" xlink:href="https://github.com/ikokkari/ScrabbleRow/blob/master/words_sorted.txt" text:style-name="ListLabel_20_2" text:visited-style-name="ListLabel_20_2"><text:span text:style-name="T4">words_sorted.txt</text:span></text:a><text:span text:style-name="T2">. The row patterns given to your function to fill are generated pseudorandomly using the </text:span><text:span text:style-name="T5">seed</text:span><text:span text:style-name="T2"> value defined in the beginning of the tester script. The game is played for the given number of </text:span><text:span text:style-name="T5">rounds</text:span><text:span text:style-name="T2">, with the overall wordlist restricted to the subset of words in </text:span><text:span text:style-name="T5">words_sorted.txt</text:span><text:span text:style-name="T2"> whose length is between </text:span><text:span text:style-name="T5">minlen</text:span><text:span text:style-name="T2"> and </text:span><text:span text:style-name="T5">maxlen</text:span><text:span text:style-name="T2">, inclusive.</text:span></text:p>
      <text:p text:style-name="P2"/>
      <text:p text:style-name="P1"><text:span text:style-name="T2">An example run of this tester script using </text:span><text:span text:style-name="T5">seed=7373</text:span><text:span text:style-name="T2"> and </text:span><text:span text:style-name="T5">rounds=10</text:span><text:span text:style-name="T2"> with the instructor's private model solution at the moment of writing this produced the following output. The score for each returned result is displayed in parentheses after the result.</text:span></text:p>
      <text:p text:style-name="P2"/>
      <text:p text:style-name="P3"><text:span text:style-name="T6">scrabblerun with seed=7373 and rounds=10.</text:span></text:p>
      <text:p text:style-name="P4"/>
      <text:p text:style-name="P3"><text:span text:style-name="T6">Pattern: --z-b-v--q-f--s-c--u--a-i--c--</text:span></text:p>
      <text:p text:style-name="P3"><text:span text:style-name="T6">Result : --z-bevy-q-felsic-subsatirical (235)</text:span></text:p>
      <text:p text:style-name="P4"/>
      <text:p text:style-name="P3"><text:span text:style-name="T6">Pattern: ---u-a----k-r-q-f--e-----k----</text:span></text:p>
      <text:p text:style-name="P3"><text:span text:style-name="T6">Result : mezuzahs-bkpr-q-f-textbookless (292)</text:span></text:p>
      <text:p text:style-name="P4"/>
      <text:p text:style-name="P3"><text:span text:style-name="T6">Pattern: -o-f-e-j-b-k-h---y-y-e-----t--</text:span></text:p>
      <text:p text:style-name="P3"><text:soft-page-break/><text:span text:style-name="T6">Result : bouffe-j-bekah-asyzygetic-qtam (248)</text:span></text:p>
      <text:p text:style-name="P4"/>
      <text:p text:style-name="P3"><text:span text:style-name="T6">Pattern: -z-t--k---s-j--i----h---u--d--</text:span></text:p>
      <text:p text:style-name="P3"><text:span text:style-name="T6">Result : -z-topkicks-jami-nothosauridae (299)</text:span></text:p>
      <text:p text:style-name="P4"/>
      <text:p text:style-name="P3"><text:span text:style-name="T6">Pattern: ----c----x-m--r-----p--k-e--v-</text:span></text:p>
      <text:p text:style-name="P3"><text:span text:style-name="T6">Result : equiconvex-mirrorscope-khediva (336)</text:span></text:p>
      <text:p text:style-name="P4"/>
      <text:p text:style-name="P3"><text:span text:style-name="T6">Pattern: --l-w---z-----r-w-l---z---s-e-j</text:span></text:p>
      <text:p text:style-name="P3"><text:span text:style-name="T6">Result : bylaw-fizzwater-w-lysozymes-e-j (259)</text:span></text:p>
      <text:p text:style-name="P4"/>
      <text:p text:style-name="P3"><text:span text:style-name="T6">Pattern: --n---w---a--s----o----z--e--u-</text:span></text:p>
      <text:p text:style-name="P3"><text:span text:style-name="T6">Result : longjaw-thalassophobia-zooecium (372)</text:span></text:p>
      <text:p text:style-name="P4"/>
      <text:p text:style-name="P3"><text:span text:style-name="T6">Pattern: --o----v---c---i--b-l--i-n-u-y-</text:span></text:p>
      <text:p text:style-name="P3"><text:span text:style-name="T6">Result : -convolvulic-trilobal-signeury- (292)</text:span></text:p>
      <text:p text:style-name="P4"/>
      <text:p text:style-name="P3"><text:span text:style-name="T6">Pattern: -m----t--x-t-r-h-i--q-n-t---j-f</text:span></text:p>
      <text:p text:style-name="P3"><text:span text:style-name="T6">Result : imperatrix-torchlit-qanats--j-f (249)</text:span></text:p>
      <text:p text:style-name="P4"/>
      <text:p text:style-name="P3"><text:span text:style-name="T6">Pattern: -----m-h-m-----w-j-d---x---z-e-</text:span></text:p>
      <text:p text:style-name="P3"><text:span text:style-name="T6">Result : --dermohumeral-w-judex-x-jazzed (277)</text:span></text:p>
      <text:p text:style-name="P3"><text:span text:style-name="T6">2859 Kokkarinen, Ilkka 123456789</text:span></text:p>
      <text:p text:style-name="P2"/>
      <text:p text:style-name="P1"><text:span text:style-name="T2">As these examples show, you are allowed to leave in the individual letters if you have no good word available to use them in. The overall score is printed first in the last line that then outputs the information about the author of the submission. Higher score is better.</text:span></text:p>
      <text:p text:style-name="P2"/>
      <text:p text:style-name="P1"><text:soft-page-break/><text:span text:style-name="T2">For the tester script to be able to find and interact with your code, all your code must be written in a file named </text:span><text:span text:style-name="T5">scrabblerow.py</text:span><text:span text:style-name="T2">. This file must contain the following three functions exactly as specified, plus whatever other helper functions you choose to write:</text:span></text:p>
      <text:p text:style-name="P2"/>
      <text:p text:style-name="P1"><text:span text:style-name="T5">def author():</text:span></text:p>
      <text:p text:style-name="P2"/>
      <text:p text:style-name="P1"><text:span text:style-name="T2">Returns the name of the author of this script, as string of the form </text:span><text:span text:style-name="T5">"Lastname, Firstname"</text:span><text:span text:style-name="T2">.</text:span></text:p>
      <text:p text:style-name="P2"/>
      <text:p text:style-name="P1"><text:span text:style-name="T5">def student_id():</text:span></text:p>
      <text:p text:style-name="P2"/>
      <text:p text:style-name="P1"><text:span text:style-name="T2">Returns the student ID of the author of this script as a string.</text:span></text:p>
      <text:p text:style-name="P2"/>
      <text:p text:style-name="P1"><text:span text:style-name="T5">def fill_words(pattern, words, scoring_f, minlen, maxlen):</text:span></text:p>
      <text:p text:style-name="P2"/>
      <text:p text:style-name="P1"><text:span text:style-name="T2">The function receives as parameters the </text:span><text:span text:style-name="T5">pattern</text:span><text:span text:style-name="T2"> as a string and </text:span><text:span text:style-name="T5">words</text:span><text:span text:style-name="T2"> as a list of words whose length is between </text:span><text:span text:style-name="T5">minlen</text:span><text:span text:style-name="T2"> and </text:span><text:span text:style-name="T5">maxlen</text:span><text:span text:style-name="T2">, inclusive, and a scoring function </text:span><text:span text:style-name="T5">scoring_f</text:span><text:span text:style-name="T2"> that will tell you how many points its argument word will score. From this information, the function returns a new string for the completed row.</text:span></text:p>
      <text:p text:style-name="P2"/>
      <text:p text:style-name="P1"><text:span text:style-name="T2">The returned result string must be the same length as </text:span><text:span text:style-name="T5">pattern</text:span><text:span text:style-name="T2">, and in every position where </text:span><text:span text:style-name="T5">pattern</text:span><text:span text:style-name="T2"> has a non-blank letter, the result must contain that same letter. Furthermore, each complete word inside the string must be a legal word from </text:span><text:span text:style-name="T5">words_sorted.txt</text:span><text:span text:style-name="T2"> whose length is between </text:span><text:span text:style-name="T5">minlen</text:span><text:span text:style-name="T2"> and </text:span><text:span text:style-name="T5">maxlen</text:span><text:span text:style-name="T2">, inclusive. Result strings that do not obey these constraints receive zero points. (The rest of the evaluation will still continue, though.)</text:span></text:p>
      <text:p text:style-name="Heading_20_1"><text:bookmark text:name="_ml9x41o6xqti"/><text:span text:style-name="T1">Grading the submissions</text:span></text:p>
      <text:p text:style-name="P1"><text:span text:style-name="T2">Each submission is evaluated with </text:span><text:span text:style-name="T5">rounds=50</text:span><text:span text:style-name="T2"> and a secret </text:span><text:span text:style-name="T5">seed</text:span><text:span text:style-name="T2"> value chosen by the instructor. The functions should be fast enough so this test completes in less than five minutes. The submissions are ranked based on their overall scores (the same seed is used for all students). The project grade is computed from this rank in a manner TBA.</text:span></text:p>
      <text:p text:style-name="P2"/>
      <text:p text:style-name="P1"><text:span text:style-name="T2">It should be easy enough to get a first rudimentary version of this project working, most likely some kind of greedy algorithm that starts filling the pattern from the beginning and tries to find the highest-valued word that can fit into the initial prefix of the pattern. Make sure that this word is followed by a blank in the pattern, and continue after that to fill in the rest of the pattern in the same greedy manner. However, in this sort of thing it often pays not to be too greedy, but put some lower-value word first to leave room for some big jackpot word that could fit later in the patt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Spectral" fo:font-family="Spectral" style:font-family-generic="roman" style:font-pitch="variable" style:text-underline-style="solid" style:text-underline-width="auto" style:text-underline-color="font-color" style:font-name-asian="Spectral1" style:font-family-asian="Spectral" style:font-family-generic-asian="system" style:font-pitch-asian="variable" style:font-name-complex="Spectral1" style:font-family-complex="Spectr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4" meta:word-count="1175" meta:character-count="7154" meta:non-whitespace-character-count="6083"/>
    <meta:generator>LibreOfficeDev/6.0.5.2$Linux_X86_64 LibreOffice_project/</meta:generator>
  </office:meta>
</office:document-meta>
</file>